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Lukas Helman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[.C6]*(0.4*(0.2*[.D6]+0.4*[.E6]+0.4*[.F6])+0.6*(0.4*[.G6]+0.6*[.H6]))*[.I6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C7]*(0.4*(0.2*[.D7]+0.4*[.E7]+0.4*[.F7])+0.6*(0.4*[.G7]+0.6*[.H7]))*[.I7]"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C8]*(0.4*(0.2*[.D8]+0.4*[.E8]+0.4*[.F8])+0.6*(0.4*[.G8]+0.6*[.H8]))*[.I8]" office:value-type="float" office:value="1.1" calcext:value-type="float">
            <text:p>1.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[.C9]*(0.4*(0.2*[.D9]+0.4*[.E9]+0.4*[.F9])+0.6*(0.4*[.G9]+0.6*[.H9]))*[.I9]" office:value-type="float" office:value="6.9984" calcext:value-type="float">
            <text:p>6.9984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8:38:18.8481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08:40:19.136312000</dc:date>
    <meta:editing-duration>PT2H12M51S</meta:editing-duration>
    <meta:editing-cycles>10</meta:editing-cycles>
    <meta:generator>LibreOffice/5.1.6.2$MacOSX_X86_64 LibreOffice_project/07ac168c60a517dba0f0d7bc7540f5afa45f0909</meta:generator>
    <meta:document-statistic meta:table-count="1" meta:cell-count="74" meta:object-count="0"/>
  </office:meta>
</office:document-meta>
</file>